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fo:font-weight="bold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fr" fo:country="F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fr" fo:country="FR"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language="fr" fo:country="FR" fo:font-weight="normal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language="fr" fo:country="FR" fo:font-weight="normal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language="fr" fo:country="FR" fo:font-weight="normal" style:font-weight-asian="normal" style:font-weight-complex="normal"/>
    </style:style>
    <style:style style:name="P7" style:family="paragraph" style:parent-style-name="Standard" style:list-style-name="L4">
      <style:paragraph-properties fo:text-align="start" style:justify-single-word="false"/>
      <style:text-properties fo:language="fr" fo:country="FR" fo:font-weight="normal" style:font-weight-asian="normal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language="fr" fo:country="FR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</text:p>
      <text:p text:style-name="P2"/>
      <text:p text:style-name="P2">S0</text:p>
      <text:p text:style-name="P2"><text:span text:style-name="T1">Bonjour, je suis Christophe Rigaud, aujourd'hui je vais vous présenter le travail que j'ai effectué au LISA ces 5 derniers mois.</text:span></text:p>
      <text:p text:style-name="P2"><text:span text:style-name="T1">J'ai travaillé sur l'interprétation d'images et les graphes conceptuels intégrant des connaissances topologiques et photométriques.</text:span></text:p>
      <text:p text:style-name="P2"><text:span text:style-name="T1"/></text:p>
      <text:p text:style-name="P2">S1</text:p>
      <text:p text:style-name="P3">-introduction suivie de la </text:p>
      <text:p text:style-name="P3">-représentation des connaissances, de la </text:p>
      <text:p text:style-name="P3">-formalisation du moteur d'inférence (j'expliquerai plus tard), d' une </text:p>
      <text:p text:style-name="P3">-évaluation puis de l'</text:p>
      <text:p text:style-name="P3">-application de la méthode.</text:p>
      <text:p text:style-name="P3">Je terminerai par une conclusion.</text:p>
      <text:p text:style-name="P3"/>
      <text:p text:style-name="P2">S2</text:p>
      <text:p text:style-name="P2"><text:span text:style-name="T1">Ce stage s'est inscrit dans la thématique de recherche : analyse d'images pour l'assistance au diagnostic</text:span></text:p>
      <text:p text:style-name="P2"><text:span text:style-name="T1">Il fait suite à l'état de l'art que j'ai présenté en février</text:span></text:p>
      <text:p text:style-name="P2"><text:span text:style-name="T1">Le langage de programmation utilisé était Python</text:span></text:p>
      <text:p text:style-name="P2"><text:span text:style-name="T1"/></text:p>
      <text:p text:style-name="P2">S3</text:p>
      <text:p text:style-name="P3">Le travail que je vais présenter repose sur l'interprétation d'image par une analyse séquentielle expliquée ci-dessous.</text:p>
      <text:p text:style-name="P3">On considère une image quelconque, dans laquelle on segmente des régions les unes après les autres.</text:p>
      <text:p text:style-name="P3">On peut reconstruire l'image à souhait à partir des régions segmentées.</text:p>
      <text:p text:style-name="P3">C'est ce type d'image et de régions segmentées que nous utiliserons dans ce travail.</text:p>
      <text:p text:style-name="P3"/>
      <text:p text:style-name="P2">S4</text:p>
      <text:p text:style-name="P3">La problématique est : comment utiliser des connaissances non quantitative pour interpréter le contenu d'une image ?</text:p>
      <text:p text:style-name="P3">Prenons l'exemple ci -dessous ou l'on cherche à afficher le système vasculaire,</text:p>
      <text:p text:style-name="P3">On voit bien sur la première image que les os gène la visualisation,</text:p>
      <text:p text:style-name="P3">Si on sait que le système vasculaire n'ai pas dans les os, on peut les masquer,</text:p>
      <text:p text:style-name="P3">On ici apparaître le système vasculaire en clair, </text:p>
      <text:p text:style-name="P3">Si on sait que le système vasculaire est plus clair que le foie, on peut décider d'afficher que celle &gt; foie</text:p>
      <text:p text:style-name="P3">On voit apparaître le système vasculaire</text:p>
      <text:p text:style-name="P3">On a donc besoin de connaître les relation topologiques et photométrique des régions de l'image</text:p>
      <text:p text:style-name="P3">Alors voir ce qui a déjà été fait</text:p>
      <text:p text:style-name="P3"/>
      <text:p text:style-name="P2">S5</text:p>
      <text:p text:style-name="P3">L'utilisation d'information conceptuelle est peut commune en interprétation d'image,</text:p>
      <text:p text:style-name="P3">Elles se décline en deux catégorie :</text:p>
      <text:list xml:id="list334157298" text:style-name="L1">
        <text:list-item>
          <text:p text:style-name="P4">Quantitative : par exemple distance entre régions, intensité moyenne des régions.</text:p>
        </text:list-item>
        <text:list-item>
          <text:p text:style-name="P4">Non quantitative : par exemple relation d'inclusion et recouvrement</text:p>
        </text:list-item>
      </text:list>
      <text:p text:style-name="P3">Elle peuvent devenir contextuelles pour être plus spécifique à l'image</text:p>
      <text:p text:style-name="P3">On propose utiliser une approche séquentielle intégrant des connaissances topologiques et photométriques.</text:p>
      <text:p text:style-name="P2"><text:soft-page-break/>S6</text:p>
      <text:p text:style-name="P3">Voici la démanche :</text:p>
      <text:list xml:id="list827670287" text:style-name="L2">
        <text:list-item>
          <text:p text:style-name="P5">représentation de …</text:p>
        </text:list-item>
        <text:list-item>
          <text:p text:style-name="P5">formalisation de …</text:p>
        </text:list-item>
        <text:list-item>
          <text:p text:style-name="P5">évaluation de la méthode sur des images synthétiques, choix algo. segmentation, quantification des bénéfices</text:p>
        </text:list-item>
        <text:list-item>
          <text:p text:style-name="P5">application de la méthode à des images médicales, identification des régions, fenêtrage et rendu</text:p>
        </text:list-item>
      </text:list>
      <text:p text:style-name="P3"/>
      <text:p text:style-name="P2">S8</text:p>
      <text:p text:style-name="P3">Commençons par la représentation des connaissances sous forme de graphe, avec les nœud représentant des types et les arcs les relations entre les types. </text:p>
      <text:p text:style-name="P3">Par exemple pour les relation topologiques de l'image ci-dessous … et pour les relations photométriques …</text:p>
      <text:p text:style-name="P3">On peut également représenter ces dernières sous forme de gradient pour simplifier</text:p>
      <text:p text:style-name="P3"/>
      <text:p text:style-name="P3"><text:span text:style-name="T2">S9</text:span></text:p>
      <text:p text:style-name="P3">Ajoutons une touche contextuelle au graphe en activant ou non les nœuds en fonction des types de régions segmentés. Voir exemple</text:p>
      <text:p text:style-name="P3"/>
      <text:p text:style-name="P2">S13</text:p>
      <text:p text:style-name="P3">Passons au moteur d'inférences qui va nous permettent de faire des déductions</text:p>
      <text:list xml:id="list159958807" text:style-name="L3">
        <text:list-item>
          <text:p text:style-name="P6">la ROI d'une région dépends de …</text:p>
        </text:list-item>
      </text:list>
      <text:p text:style-name="P3"/>
      <text:p text:style-name="P2">S14</text:p>
      <text:p text:style-name="P3"/>
      <text:p text:style-name="P2">S2 – EVALUATION</text:p>
      <text:p text:style-name="P3">Nous allons évaluer la méthode,</text:p>
      <text:p text:style-name="P3">Les bénéfices attendus sont :</text:p>
      <text:list xml:id="list1569322600" text:style-name="L4">
        <text:list-item>
          <text:p text:style-name="P7">la réduction des données polluées</text:p>
        </text:list-item>
        <text:list-item>
          <text:p text:style-name="P7">la réduction du volume de donnée</text:p>
        </text:list-item>
        <text:list-item>
          <text:p text:style-name="P7">le paramétrage des algorithme de segmentation</text:p>
          <text:list>
            <text:list-item>
              <text:p text:style-name="P7">nombre de cluster</text:p>
            </text:list-item>
            <text:list-item>
              <text:p text:style-name="P7">position des centroid</text:p>
            </text:list-item>
          </text:list>
        </text:list-item>
      </text:list>
      <text:p text:style-name="P3"/>
      <text:p text:style-name="P3">Tout cela est très dépendant de :</text:p>
      <text:list xml:id="list1921175711" text:style-name="L5">
        <text:list-item>
          <text:p text:style-name="P8">l'algo de segmentation</text:p>
        </text:list-item>
        <text:list-item>
          <text:p text:style-name="P8">procedure de segmentation</text:p>
        </text:list-item>
        <text:list-item>
          <text:p text:style-name="P8">donnée</text:p>
        </text:list-item>
      </text:list>
      <text:p text:style-name="P3"/>
      <text:p text:style-name="P2">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gaud </meta:initial-creator>
    <meta:creation-date>2011-07-04T11:45:05</meta:creation-date>
    <dc:date>2011-07-04T17:52:15</dc:date>
    <dc:creator>crigaud </dc:creator>
    <meta:editing-duration>PT4H49M29S</meta:editing-duration>
    <meta:editing-cycles>5</meta:editing-cycles>
    <meta:generator>LibreOffice/3.3$Linux LibreOffice_project/330m19$Build-202</meta:generator>
    <meta:document-statistic meta:table-count="0" meta:image-count="0" meta:object-count="0" meta:page-count="2" meta:paragraph-count="66" meta:word-count="541" meta:character-count="3369"/>
  </office:meta>
</office:document-meta>
</file>